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361dc" style:language-asian="ja" style:country-asian="JP"/>
    </style:style>
    <style:style style:name="T2" style:family="text">
      <style:text-properties officeooo:rsid="0014b737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蕎麦</text:p>
      <text:p text:style-name="Standard">蕎麦は日本特有の麺類です。<text:span text:style-name="T1">蕎麦は植物の一種で、小麦粉を混ぜて麺にします。</text:span><text:span text:style-name="T2">蕎麦は栄養が非常に豊富です。忍者の非常食料も蕎麦粉と小麦粉が主原料でした。</text:span></text:p>
      <text:p text:style-name="Standard"><text:span text:style-name="T2">しかし、煮る時にお湯の中に栄養が流出します。蕎麦の煮汁は「蕎麦湯」として飲用します。</text:span></text:p>
      <text:p text:style-name="Standard"><text:span text:style-name="T2">蕎麦屋では、店員に言えば無料で出してくれます。好みにより「薬味（葱、七味唐辛子、山葵、海苔など）」を入れて食べます。なお、洋菓子の「モンブラン」も俗称で「おそば」と呼ばれることがあります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1:22:42.731498179</meta:creation-date>
    <dc:date>2016-07-10T12:46:54.611067688</dc:date>
    <meta:editing-duration>PT22M4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211" meta:character-count="211" meta:non-whitespace-character-count="211"/>
  </office:meta>
</office:document-meta>
</file>